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3" style:family="text">
      <style:text-properties fo:font-size="24pt"/>
    </style:style>
    <style:style style:name="T34" style:family="text">
      <style:text-properties fo:font-size="24pt" fo:font-style="italic" style:font-style-asian="italic" style:font-style-complex="italic"/>
    </style:style>
    <style:style style:name="T35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3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7" style:family="text">
      <style:text-properties fo:font-size="24pt" style:font-size-asian="32pt" style:font-size-complex="32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font-name="Calibri3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0" style:family="text">
      <style:text-properties style:font-name="Calibri2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1" style:family="text">
      <style:text-properties style:font-name="Calibri2" fo:font-size="20pt" fo:font-style="normal" style:font-name-asian="Calibri3" style:font-size-asian="20pt" style:font-style-asian="normal" style:font-name-complex="Calibri3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>S</text:span> hat die Dimension "Wirkung" und ordnet bei festen <text:span text:style-name="T2">t</text:span><text:span text:style-name="T30">1</text:span>,<text:span text:style-name="T2">t</text:span><text:span text:style-name="T31">2</text:span> jeder Bahn <text:span text:style-name="T3">q</text:span>(<text:span text:style-name="T2">t</text:span>) eine Zahl <text:span text:style-name="T2">S</text:span>{<text:span text:style-name="T3">q</text:span>(<text:span text:style-name="T2">t</text:span>)} zu.</text:p>
            <text:p>S ist abhängig von <text:span text:style-name="T2">t</text:span><text:span text:style-name="T30">1</text:span>,<text:span text:style-name="T2">t</text:span><text:span text:style-name="T31">2</text:span> und <text:span text:style-name="T3">q</text:span>(<text:span text:style-name="T2">t</text:span>).</text:p>
          </draw:text-box>
        </draw:frame>
        <draw:frame draw:style-name="gr2" draw:text-style-name="P3" draw:layer="layout" svg:width="10.96cm" svg:height="2.678cm" svg:x="8.519cm" svg:y="7.5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wird bei der Variationsrechung die Funktion <text:span text:style-name="T7">γ</text:span><text:span text:style-name="T32">α</text:span><text:span text:style-name="T13">(</text:span><text:span text:style-name="T20">x</text:span><text:span text:style-name="T13">)</text:span> definiert?</text:p>
          </draw:text-box>
        </draw:frame>
        <draw:frame presentation:style-name="pr7" draw:text-style-name="P6" draw:layer="layout" svg:width="25.199cm" svg:height="15.86cm" svg:x="1.4cm" svg:y="3.076cm" presentation:class="subtitle" presentation:user-transformed="true">
          <draw:text-box>
            <text:p><text:span text:style-name="T7"/></text:p>
            <text:p><text:span text:style-name="T7"/></text:p>
            <text:p><text:span text:style-name="T7">γ</text:span><text:span text:style-name="T32">α</text:span><text:span text:style-name="T13">(</text:span><text:span text:style-name="T20">x</text:span><text:span text:style-name="T13">) ist eine fast beliebige Funktion, die hinreichend oft differenzierbar sein soll und wie folgt behandelt wird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Für festes x ist </text:span><text:span text:style-name="T7">γ</text:span><text:span text:style-name="T32">α</text:span><text:span text:style-name="T13">(</text:span><text:span text:style-name="T20">x</text:span><text:span text:style-name="T13">) und damit auch </text:span><text:span text:style-name="T20">y</text:span><text:span text:style-name="T32">α</text:span><text:span text:style-name="T13">(</text:span><text:span text:style-name="T20">x</text:span><text:span text:style-name="T13">) eine ganz normale Funktion von </text:span><text:span text:style-name="T28">α</text:span></text:p>
          </draw:text-box>
        </draw:frame>
        <draw:frame draw:style-name="gr2" draw:text-style-name="P3" draw:layer="layout" svg:width="20.828cm" svg:height="8.158cm" svg:x="3.585cm" svg:y="7.92cm">
          <text:p/>
          <draw:object xlink:href="../Variationsrechnung%20-%20gamma_eta(x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wird als Variation der Bahn <text:span text:style-name="T2">y</text:span><text:span text:style-name="T15">α</text:span>(<text:span text:style-name="T2">x</text:span>) bezeichnet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<text:span text:style-name="T28">Die Verschiebung δ</text:span><text:span text:style-name="T7">α</text:span><text:span text:style-name="T28"> der Bahn, die bei einer Veränderung des Parameters </text:span><text:span text:style-name="T7">α</text:span><text:span text:style-name="T28"> von </text:span><text:span text:style-name="T7">α</text:span><text:span text:style-name="T28"> = 0 auf d</text:span><text:span text:style-name="T7">α</text:span><text:span text:style-name="T28"> einsetzt:</text:span></text:p>
            <text:p><text:span text:style-name="T28"/></text:p>
            <text:p><text:span text:style-name="T28"/></text:p>
            <text:p><text:span text:style-name="T28"/></text:p>
            <text:p><text:span text:style-name="T28">Diese Verschiebung wird bei festgehaltenem </text:span><text:span text:style-name="T7">x</text:span><text:span text:style-name="T14"> durchgeführt.</text:span></text:p>
          </draw:text-box>
        </draw:frame>
        <draw:frame draw:style-name="gr2" draw:text-style-name="P3" draw:layer="layout" svg:width="14.795cm" svg:height="2.188cm" svg:x="6.602cm" svg:y="10.505cm">
          <text:p/>
          <draw:object xlink:href="../Variation%20der%20Bahn%20y_alpha(x)%20(einfach)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 = <text:span text:style-name="T28">δ</text:span><text:span text:style-name="T20">J</text:span>.</text:p>
          </draw:text-box>
        </draw:frame>
        <draw:frame presentation:style-name="pr2" draw:text-style-name="P6" draw:layer="layout" svg:width="25.199cm" svg:height="12.18cm" svg:x="1.4cm" svg:y="4.914cm" presentation:class="subtitle" presentation:user-transformed="true">
          <draw:text-box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Es ist die Veränderung des Funktionals </text:span><text:span text:style-name="T34">J</text:span><text:span text:style-name="T33">{</text:span><text:span text:style-name="T34">y</text:span><text:span text:style-name="T33">(</text:span><text:span text:style-name="T34">x</text:span><text:span text:style-name="T33">)}, die bei einer Veränderung des Parameters </text:span><text:span text:style-name="T35">α</text:span><text:span text:style-name="T33"> von </text:span><text:span text:style-name="T35">α</text:span><text:span text:style-name="T33"> = 0 auf d</text:span><text:span text:style-name="T35">α</text:span><text:span text:style-name="T33"> einsetzt.</text:span></text:p>
          </draw:text-box>
        </draw:frame>
        <draw:frame draw:style-name="gr2" draw:text-style-name="P3" draw:layer="layout" svg:width="17.154cm" svg:height="5.125cm" svg:x="5.422cm" svg:y="5.637cm">
          <text:p/>
          <draw:object xlink:href="../Variation%20des%20Funktionals%20J%5By(x)%5D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6.711cm" svg:x="1.4cm" svg:y="2.651cm" presentation:class="subtitle" presentation:user-transformed="true">
          <draw:text-box>
            <text:p/>
            <text:p/>
            <text:p/>
            <text:p/>
            <text:p/>
            <text:p/>
            <text:p>Da die Variation der Bahn <text:span text:style-name="T2">y</text:span><text:span text:style-name="T15">α</text:span><text:span text:style-name="T13">(</text:span><text:span text:style-name="T20">x</text:span><text:span text:style-name="T13">) = </text:span><text:span text:style-name="T28">δ</text:span><text:span text:style-name="T20">y</text:span><text:span text:style-name="T36"> bis auf das Verschwinden an den Integrationsgrenzen beliebig ist, gilt für die</text:span> Variation des Funktionals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14">δ</text:span><text:span text:style-name="T20">J</text:span><text:span text:style-name="T36"> = </text:span><text:span text:style-name="T20">J</text:span><text:span text:style-name="T36"> {</text:span><text:span text:style-name="T20">y</text:span><text:span text:style-name="T36">(</text:span><text:span text:style-name="T20">x</text:span><text:span text:style-name="T36">)} = 0 </text:span><text:span text:style-name="T36">nur dann, wenn die Euler'sche Gleichung erfüllt ist.</text:span></text:p>
          </draw:text-box>
        </draw:frame>
        <draw:frame draw:style-name="gr2" draw:text-style-name="P3" draw:layer="layout" svg:width="6.943cm" svg:height="2.192cm" svg:x="10.528cm" svg:y="5.903cm">
          <text:p/>
          <draw:object xlink:href="../Euler'sche%20Gleichung.odf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13.77cm" svg:height="6.473cm" svg:x="7.114cm" svg:y="11.563cm">
          <text:p/>
          <draw:object xlink:href="../Herleitung%20Euler'sche%20Gleichung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welchem Weg <text:span text:style-name="T2">y</text:span>(<text:span text:style-name="T2">x</text:span>) gelangt ein reibungslos gleitenderMassenpunkt <text:span text:style-name="T2">m</text:span> unter dem Einfluss der Schwerkraft am schnellsten von (<text:span text:style-name="T2">x</text:span><text:span text:style-name="T6">1</text:span>,0) nach (<text:span text:style-name="T2">x</text:span><text:span text:style-name="T6">2</text:span>,<text:span text:style-name="T2">y</text:span><text:span text:style-name="T6">2</text:span>)?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2. 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2.108cm" svg:height="2.327cm" svg:x="7.945cm" svg:y="9.336cm">
          <text:p/>
          <draw:object xlink:href="../Lagrange'sche%20Bewegungsgleichungen%20(2.%20Art)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Aus welchen Gleichungen werden die Lagrange'schen Bewegungsgleichungen (2. Art) hergeleitet?</text:p>
          </draw:text-box>
        </draw:frame>
        <draw:frame presentation:style-name="pr7" draw:layer="layout" svg:width="25.199cm" svg:height="12.18cm" svg:x="1.4cm" svg:y="4.914cm" presentation:class="subtitle">
          <draw:text-box>
            <text:p/>
            <text:p>Aus den Euler-Lagrange-Differentialgleichungen</text:p>
            <text:p/>
            <text:p/>
            <text:p/>
            <text:p>mit dem Hamiltonschen Prinzip:</text:p>
          </draw:text-box>
        </draw:frame>
        <draw:frame draw:style-name="gr2" draw:text-style-name="P3" draw:layer="layout" svg:width="12.841cm" svg:height="2.327cm" svg:x="7.579cm" svg:y="10.436cm">
          <text:p/>
          <draw:object xlink:href="../Euler-Lagrange-Differentialgleichungen.odf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8.115cm" svg:height="1.168cm" svg:x="4.942cm" svg:y="14.715cm">
          <text:p/>
          <draw:object xlink:href="../Substitution%20der%20Euler-Lagrange-Gleichungen%20für%20das%20Hamilton'sche%20Prinzip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text-style-name="P10" draw:layer="layout" svg:width="25.199cm" svg:height="19.009cm" svg:x="1.4cm" svg:y="1.493cm" presentation:class="subtitle" presentation:user-transformed="true">
          <draw:text-box>
            <text:p text:style-name="P10"><text:span text:style-name="T38"/></text:p>
            <text:p text:style-name="P10"><text:span text:style-name="T38"/></text:p>
            <text:p text:style-name="P10"><text:span text:style-name="T38"/></text:p>
            <text:p text:style-name="P10"><text:span text:style-name="T38"/></text:p>
            <text:p text:style-name="P10"><text:span text:style-name="T38">Über Lagrange'sche Multiplikatoren </text:span><text:span text:style-name="T39">λ</text:span><text:span text:style-name="T40">i</text:span></text:p>
            <text:p text:style-name="P10"><text:span text:style-name="T40"/></text:p>
            <text:p text:style-name="P10"><text:span text:style-name="T41"/></text:p>
            <text:p text:style-name="P10"><text:span text:style-name="T41"/></text:p>
            <text:p text:style-name="P10"><text:span text:style-name="T41">werden die nicht-holonomen Zwangsbedingungen, nachdem sie auf virtuelle Verrückungen (</text:span><text:span text:style-name="T39">δ</text:span><text:span text:style-name="T40">t</text:span><text:span text:style-name="T41"> </text:span><text:span text:style-name="T41">= 0) umgeschrieben wurden</text:span></text:p>
            <text:p text:style-name="P10"><text:span text:style-name="T41"/></text:p>
            <text:p text:style-name="P10"><text:span text:style-name="T41"/></text:p>
            <text:p text:style-name="P10"><text:span text:style-name="T41">an die Gleichung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>angekoppelt: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>Werden die </text:span><text:span text:style-name="T40">p</text:span><text:span text:style-name="T41"> Multiplikatoren </text:span><text:span text:style-name="T39">λ</text:span><text:span text:style-name="T40">i</text:span><text:span text:style-name="T41"> so gewählt, dass die Klammer in der Summe gleich Null ist, erhält man die Lagrange'schen Bewegungsgleichungen 1. Art</text:span><text:span text:style-name="T41"> </text:span></text:p>
          </draw:text-box>
        </draw:frame>
        <draw:frame draw:style-name="gr2" draw:text-style-name="P3" draw:layer="layout" svg:width="9.948cm" svg:height="2.678cm" svg:x="11.625cm" svg:y="5.76cm">
          <text:p/>
          <draw:object xlink:href="../Lagrange'sche%20Multiplikatoren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3" draw:layer="layout" svg:width="12.293cm" svg:height="2.736cm" svg:x="6.953cm" svg:y="12.631cm">
          <text:p/>
          <draw:object xlink:href="../Lagrange-Funktion%20mit%20Hamilton'schen%20Prinzip%20für%20konservative%20Systeme%20mit%20nicht-holonomen%20Zwangsbedingungen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6.199cm" svg:height="2.74cm" svg:x="6.9cm" svg:y="16.029cm">
          <text:p/>
          <draw:object xlink:href="../Lagrange-Funktion%20mit%20Hamilton'schen%20Prinzip%20für%20konservative%20Systeme%20mit%20nicht-holonomen%20Zwangsbedingungen%20und%20angekoppelten%20Lagrange-Multiplikatoren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23.259cm" svg:height="2.392cm" svg:x="3.67cm" svg:y="10.003cm">
          <text:p/>
          <draw:object xlink:href="../Konservative%20Systme%20mit%20nicht-holonomen%20Zwangsbedingungen%20in%20virtuelle%20Verrückung%20umgeschrieben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6T13:41:51.653000000</dc:date>
    <meta:document-statistic meta:object-count="401"/>
  </office:meta>
</office:document-meta>
</file>